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5ce8" officeooo:paragraph-rsid="00065ce8"/>
    </style:style>
    <style:style style:name="P2" style:family="paragraph" style:parent-style-name="Standard">
      <style:text-properties fo:font-weight="bold" officeooo:rsid="00065ce8" officeooo:paragraph-rsid="00065ce8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65ce8" officeooo:paragraph-rsid="00065ce8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9ac1f" officeooo:paragraph-rsid="0009ac1f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ae414" officeooo:paragraph-rsid="000ae414" style:font-weight-asian="bold" style:font-weight-complex="bold"/>
    </style:style>
    <style:style style:name="P6" style:family="paragraph" style:parent-style-name="Standard">
      <style:text-properties officeooo:rsid="0009ac1f" officeooo:paragraph-rsid="0009ac1f"/>
    </style:style>
    <style:style style:name="P7" style:family="paragraph" style:parent-style-name="Standard">
      <style:text-properties officeooo:rsid="000ae414" officeooo:paragraph-rsid="000ae414"/>
    </style:style>
    <style:style style:name="P8" style:family="paragraph" style:parent-style-name="Standard">
      <style:text-properties officeooo:rsid="000ae414" officeooo:paragraph-rsid="000bf4dd"/>
    </style:style>
    <style:style style:name="P9" style:family="paragraph" style:parent-style-name="Standard">
      <style:text-properties officeooo:rsid="000bf4dd" officeooo:paragraph-rsid="000bf4dd"/>
    </style:style>
    <style:style style:name="T1" style:family="text">
      <style:text-properties officeooo:rsid="000bab9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bf4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tajos de Teclado:</text:p>
      <text:p text:style-name="P1"/>
      <text:p text:style-name="P3">Archivo:</text:p>
      <text:p text:style-name="P1"><text:tab/>ctrl + N<text:tab/>Archivo Nuevo</text:p>
      <text:p text:style-name="P1"><text:tab/>Ctrl + O<text:tab/>Abrir Archivo...</text:p>
      <text:p text:style-name="P1"><text:tab/>Ctrl + S<text:tab/>Guardar Archivo</text:p>
      <text:p text:style-name="P1"><text:tab/>*<text:tab/><text:tab/>Guardar Como…</text:p>
      <text:p text:style-name="P1"/>
      <text:p text:style-name="P4">Edición:</text:p>
      <text:p text:style-name="P6"><text:tab/>ctrl + Z<text:tab/>Deshacer</text:p>
      <text:p text:style-name="P6"><text:tab/>ctrl + R<text:tab/>Rehacer</text:p>
      <text:p text:style-name="P6"><text:tab/>ctrl + C<text:tab/>Copiar</text:p>
      <text:p text:style-name="P6"><text:tab/>ctrl + X<text:tab/>Cortar</text:p>
      <text:p text:style-name="P6"><text:tab/>ctrl + V<text:tab/>Pegar</text:p>
      <text:p text:style-name="P6"><text:tab/>*<text:tab/><text:tab/>Seleccionar Todo</text:p>
      <text:p text:style-name="P6"/>
      <text:p text:style-name="P5">Código:</text:p>
      <text:p text:style-name="P7"><text:tab/><text:span text:style-name="T1">ctrl + +<text:tab/>Aumentar Texto</text:span></text:p>
      <text:p text:style-name="P7"><text:tab/><text:span text:style-name="T1">ctrl + -<text:tab/><text:tab/>Disminuir Texto</text:span></text:p>
      <text:p text:style-name="P7"><text:tab/><text:span text:style-name="T1">ctrl + T<text:tab/>Formato Texto…</text:span></text:p>
      <text:p text:style-name="P8"><text:tab/>*<text:tab/><text:tab/><text:span text:style-name="T3">Aumentar Tabulación</text:span></text:p>
      <text:p text:style-name="P8"><text:tab/>*<text:tab/><text:tab/><text:span text:style-name="T3">Disminuir Tabulación</text:span></text:p>
      <text:p text:style-name="P9"><text:tab/>*<text:tab/><text:tab/>Buscar Texto…</text:p>
      <text:p text:style-name="P9"><text:tab/>*<text:tab/><text:tab/>Remplazar Texto…</text:p>
      <text:p text:style-name="P9"><text:tab/>*<text:tab/><text:tab/>Chequear Sintaxis...</text:p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20:13:07.906801100</meta:creation-date>
    <dc:date>2017-10-19T21:06:18.355038935</dc:date>
    <meta:editing-duration>PT22M53S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1" meta:paragraph-count="22" meta:word-count="77" meta:character-count="416" meta:non-whitespace-character-count="335"/>
  </office:meta>
</office:document-meta>
</file>